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2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Test program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IN A,(#98)</text:p>
          </table:table-cell>
          <table:table-cell office:value-type="string">
            <text:p>alternative: 10xNOP, this takes the same amount of time as IO to a normal port. <text:s text:c="5"/>Hmm, I should have simply tested IN A,(0) (something for next time)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 office:value-type="string">
            <text:p>repeated #nops times</text:p>
          </table:table-cell>
          <table:table-cell table:number-columns-repeated="4"/>
        </table:table-row>
        <table:table-row table:style-name="ro1">
          <table:table-cell office:value-type="string">
            <text:p>This sequence repeated 500 times, then measured the duration using the E6-timer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eal turboR GT</text:p>
          </table:table-cell>
          <table:table-cell table:number-columns-repeated="2"/>
          <table:table-cell office:value-type="string">
            <text:p>openMSX</text:p>
          </table:table-cell>
          <table:table-cell table:number-columns-repeated="2"/>
        </table:table-row>
        <table:table-row table:style-name="ro1">
          <table:table-cell office:value-type="string">
            <text:p>#nops</text:p>
          </table:table-cell>
          <table:table-cell/>
          <table:table-cell office:value-type="string">
            <text:p>nop10 – real HW</text:p>
          </table:table-cell>
          <table:table-cell office:value-type="string">
            <text:p>in a,(#98) – real HW</text:p>
          </table:table-cell>
          <table:table-cell/>
          <table:table-cell office:value-type="string">
            <text:p>nop10 – rev11643</text:p>
          </table:table-cell>
          <table:table-cell office:value-type="string">
            <text:p>in a,(#98) – rev11643</text:p>
          </table:table-cell>
          <table:table-cell office:value-type="string">
            <text:p>in a,(#98) – new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107">
            <text:p>1107</text:p>
          </table:table-cell>
          <table:table-cell/>
          <table:table-cell office:value-type="float" office:value="205">
            <text:p>205</text:p>
          </table:table-cell>
          <table:table-cell office:value-type="float" office:value="1016">
            <text:p>1016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24">
            <text:p>224</text:p>
          </table:table-cell>
          <table:table-cell office:value-type="float" office:value="1107">
            <text:p>1107</text:p>
          </table:table-cell>
          <table:table-cell/>
          <table:table-cell office:value-type="float" office:value="225">
            <text:p>225</text:p>
          </table:table-cell>
          <table:table-cell office:value-type="float" office:value="1017">
            <text:p>101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44">
            <text:p>244</text:p>
          </table:table-cell>
          <table:table-cell office:value-type="float" office:value="1108">
            <text:p>1108</text:p>
          </table:table-cell>
          <table:table-cell/>
          <table:table-cell office:value-type="float" office:value="245">
            <text:p>245</text:p>
          </table:table-cell>
          <table:table-cell office:value-type="float" office:value="1017">
            <text:p>101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86">
            <text:p>286</text:p>
          </table:table-cell>
          <table:table-cell office:value-type="float" office:value="1107">
            <text:p>1107</text:p>
          </table:table-cell>
          <table:table-cell/>
          <table:table-cell office:value-type="float" office:value="287">
            <text:p>287</text:p>
          </table:table-cell>
          <table:table-cell office:value-type="float" office:value="1017">
            <text:p>1017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25">
            <text:p>325</text:p>
          </table:table-cell>
          <table:table-cell office:value-type="float" office:value="1108">
            <text:p>1108</text:p>
          </table:table-cell>
          <table:table-cell/>
          <table:table-cell office:value-type="float" office:value="328">
            <text:p>328</text:p>
          </table:table-cell>
          <table:table-cell office:value-type="float" office:value="1018">
            <text:p>101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407">
            <text:p>407</text:p>
          </table:table-cell>
          <table:table-cell office:value-type="float" office:value="1108">
            <text:p>1108</text:p>
          </table:table-cell>
          <table:table-cell/>
          <table:table-cell office:value-type="float" office:value="410">
            <text:p>410</text:p>
          </table:table-cell>
          <table:table-cell office:value-type="float" office:value="1018">
            <text:p>1018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514">
            <text:p>514</text:p>
          </table:table-cell>
          <table:table-cell office:value-type="float" office:value="1108">
            <text:p>1108</text:p>
          </table:table-cell>
          <table:table-cell/>
          <table:table-cell office:value-type="float" office:value="512">
            <text:p>512</text:p>
          </table:table-cell>
          <table:table-cell office:value-type="float" office:value="1018">
            <text:p>101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570">
            <text:p>570</text:p>
          </table:table-cell>
          <table:table-cell office:value-type="float" office:value="1107">
            <text:p>1107</text:p>
          </table:table-cell>
          <table:table-cell/>
          <table:table-cell office:value-type="float" office:value="574">
            <text:p>574</text:p>
          </table:table-cell>
          <table:table-cell office:value-type="float" office:value="1019">
            <text:p>10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616">
            <text:p>616</text:p>
          </table:table-cell>
          <table:table-cell office:value-type="float" office:value="1107">
            <text:p>1107</text:p>
          </table:table-cell>
          <table:table-cell/>
          <table:table-cell office:value-type="float" office:value="614">
            <text:p>614</text:p>
          </table:table-cell>
          <table:table-cell office:value-type="float" office:value="1026">
            <text:p>1026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659">
            <text:p>659</text:p>
          </table:table-cell>
          <table:table-cell office:value-type="float" office:value="1108">
            <text:p>1108</text:p>
          </table:table-cell>
          <table:table-cell/>
          <table:table-cell office:value-type="float" office:value="656">
            <text:p>656</text:p>
          </table:table-cell>
          <table:table-cell office:value-type="float" office:value="1037">
            <text:p>103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office:value-type="float" office:value="1108">
            <text:p>110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  <table:table-cell office:value-type="float" office:value="1114">
            <text:p>1114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720">
            <text:p>720</text:p>
          </table:table-cell>
          <table:table-cell office:value-type="float" office:value="1108">
            <text:p>1108</text:p>
          </table:table-cell>
          <table:table-cell/>
          <table:table-cell office:value-type="float" office:value="716">
            <text:p>716</text:p>
          </table:table-cell>
          <table:table-cell office:value-type="float" office:value="1051">
            <text:p>1051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739">
            <text:p>739</text:p>
          </table:table-cell>
          <table:table-cell office:value-type="float" office:value="1108">
            <text:p>1108</text:p>
          </table:table-cell>
          <table:table-cell table:number-columns-repeated="3"/>
          <table:table-cell office:value-type="float" office:value="1125">
            <text:p>11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757">
            <text:p>757</text:p>
          </table:table-cell>
          <table:table-cell office:value-type="float" office:value="1109">
            <text:p>1109</text:p>
          </table:table-cell>
          <table:table-cell table:number-columns-repeated="3"/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779">
            <text:p>779</text:p>
          </table:table-cell>
          <table:table-cell office:value-type="float" office:value="1110">
            <text:p>111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794">
            <text:p>794</text:p>
          </table:table-cell>
          <table:table-cell office:value-type="float" office:value="1119">
            <text:p>111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823">
            <text:p>823</text:p>
          </table:table-cell>
          <table:table-cell office:value-type="float" office:value="1124">
            <text:p>1124</text:p>
          </table:table-cell>
          <table:table-cell/>
          <table:table-cell office:value-type="float" office:value="818">
            <text:p>818</text:p>
          </table:table-cell>
          <table:table-cell office:value-type="float" office:value="1077">
            <text:p>1077</text:p>
          </table:table-cell>
          <table:table-cell office:value-type="float" office:value="1146">
            <text:p>11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858">
            <text:p>858</text:p>
          </table:table-cell>
          <table:table-cell office:value-type="float" office:value="1133">
            <text:p>1133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884">
            <text:p>884</text:p>
          </table:table-cell>
          <table:table-cell office:value-type="float" office:value="1146">
            <text:p>1146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926">
            <text:p>926</text:p>
          </table:table-cell>
          <table:table-cell office:value-type="float" office:value="1157">
            <text:p>1157</text:p>
          </table:table-cell>
          <table:table-cell/>
          <table:table-cell office:value-type="float" office:value="921">
            <text:p>921</text:p>
          </table:table-cell>
          <table:table-cell office:value-type="float" office:value="1106">
            <text:p>110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1029">
            <text:p>1029</text:p>
          </table:table-cell>
          <table:table-cell office:value-type="float" office:value="1180">
            <text:p>1180</text:p>
          </table:table-cell>
          <table:table-cell/>
          <table:table-cell office:value-type="float" office:value="1024">
            <text:p>1024</text:p>
          </table:table-cell>
          <table:table-cell office:value-type="float" office:value="1134">
            <text:p>1134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1082">
            <text:p>1082</text:p>
          </table:table-cell>
          <table:table-cell office:value-type="float" office:value="1205">
            <text:p>1205</text:p>
          </table:table-cell>
          <table:table-cell/>
          <table:table-cell office:value-type="float" office:value="1085">
            <text:p>1085</text:p>
          </table:table-cell>
          <table:table-cell office:value-type="float" office:value="1154">
            <text:p>115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1122">
            <text:p>1122</text:p>
          </table:table-cell>
          <table:table-cell office:value-type="float" office:value="1221">
            <text:p>1221</text:p>
          </table:table-cell>
          <table:table-cell/>
          <table:table-cell office:value-type="float" office:value="1126">
            <text:p>1126</text:p>
          </table:table-cell>
          <table:table-cell office:value-type="float" office:value="1161">
            <text:p>116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1173">
            <text:p>1173</text:p>
          </table:table-cell>
          <table:table-cell office:value-type="float" office:value="1226">
            <text:p>1226</text:p>
          </table:table-cell>
          <table:table-cell/>
          <table:table-cell office:value-type="float" office:value="1167">
            <text:p>1167</text:p>
          </table:table-cell>
          <table:table-cell office:value-type="float" office:value="1184">
            <text:p>118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1191">
            <text:p>1191</text:p>
          </table:table-cell>
          <table:table-cell office:value-type="float" office:value="1235">
            <text:p>1235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1205">
            <text:p>1205</text:p>
          </table:table-cell>
          <table:table-cell office:value-type="float" office:value="1241">
            <text:p>124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1222">
            <text:p>1222</text:p>
          </table:table-cell>
          <table:table-cell office:value-type="float" office:value="1244">
            <text:p>1244</text:p>
          </table:table-cell>
          <table:table-cell/>
          <table:table-cell office:value-type="float" office:value="1227">
            <text:p>1227</text:p>
          </table:table-cell>
          <table:table-cell office:value-type="float" office:value="1234">
            <text:p>1234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1246">
            <text:p>1246</text:p>
          </table:table-cell>
          <table:table-cell office:value-type="float" office:value="1253">
            <text:p>1253</text:p>
          </table:table-cell>
          <table:table-cell table:number-columns-repeated="3"/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1269">
            <text:p>1269</text:p>
          </table:table-cell>
          <table:table-cell office:value-type="float" office:value="1258">
            <text:p>1258</text:p>
          </table:table-cell>
          <table:table-cell table:number-columns-repeated="3"/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1323">
            <text:p>1323</text:p>
          </table:table-cell>
          <table:table-cell office:value-type="float" office:value="1324">
            <text:p>1324</text:p>
          </table:table-cell>
          <table:table-cell/>
          <table:table-cell office:value-type="float" office:value="1330">
            <text:p>1330</text:p>
          </table:table-cell>
          <table:table-cell office:value-type="float" office:value="1345">
            <text:p>1345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1431">
            <text:p>1431</text:p>
          </table:table-cell>
          <table:table-cell office:value-type="float" office:value="1423">
            <text:p>1423</text:p>
          </table:table-cell>
          <table:table-cell/>
          <table:table-cell office:value-type="float" office:value="1432">
            <text:p>1432</text:p>
          </table:table-cell>
          <table:table-cell table:number-columns-repeated="2" office:value-type="float" office:value="1439">
            <text:p>14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nclusions:</text:p>
          </table:table-cell>
          <table:table-cell table:number-columns-repeated="7"/>
        </table:table-row>
        <table:table-row table:style-name="ro1">
          <table:table-cell office:value-type="string">
            <text:p>- If there is enough time (more than 52 clock cycles) between 2 VDP IO commands, there's no speed penalty (yellow and green line are on top of each other).</text:p>
          </table:table-cell>
          <table:table-cell table:number-columns-repeated="7"/>
        </table:table-row>
        <table:table-row table:style-name="ro1">
          <table:table-cell office:value-type="string">
            <text:p>- If there's less time between 2 VDP IO commands, wait cycles are inserted till the time for IO-to-IO is 62 cycles (10 for the IO itself + 52 extra). <text:span text:style-name="T1">(</text:span>the green line is flat at the start<text:span text:style-name="T1">)</text:span></text:p>
          </table:table-cell>
          <table:table-cell table:number-columns-repeated="7"/>
        </table:table-row>
        <table:table-row table:style-name="ro1">
          <table:table-cell office:value-type="string">
            <text:p>- from about 26-29 cycles between 2 VDP IO's there starts to be a smaller penalty (first bent in green line). This can be explained by the about 26 cycles long refresh cycle. 26+26=5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 tweaked the emulation in openMSX based on these measurements (purple line). And the results match very good for the start and end zone. In the middle it's still a bit off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>
            <draw:frame table:end-cell-address="Sheet1.P90" table:end-x="0.2795in" table:end-y="0.0252in" draw:z-index="0" draw:style-name="gr1" svg:width="12.3146in" svg:height="7.1783in" svg:x="0in" svg:y="0.1087in">
              <draw:object draw:notify-on-update-of-ranges="Sheet1.C8:Sheet1.C8 Sheet1.C9:Sheet1.C40 Sheet1.A9:Sheet1.A40 Sheet1.A8:Sheet1.A8 Sheet1.A9:Sheet1.A40 Sheet1.F8:Sheet1.F8 Sheet1.F9:Sheet1.F40 Sheet1.D8:Sheet1.D8 Sheet1.D9:Sheet1.D40 Sheet1.A9:Sheet1.A40 Sheet1.H8:Sheet1.H8 Sheet1.H9:Sheet1.H40 Sheet1.A9:Sheet1.A40 Sheet1.A8:Sheet1.A8 Sheet1.A9:Sheet1.A40 Sheet1.G8:Sheet1.G8 Sheet1.G9:Sheet1.G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22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9T19:25:02</meta:creation-date>
    <dc:date>2010-08-19T22:03:30</dc:date>
    <meta:editing-duration>PT00H04M52S</meta:editing-duration>
    <meta:editing-cycles>1</meta:editing-cycles>
    <meta:document-statistic meta:table-count="3" meta:cell-count="167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900" chart:maximum="15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8cm" svg:height="18.234cm" xlink:href=".." chart:class="chart:scatter" chart:style-name="ch1">
        <chart:legend chart:legend-position="end" svg:x="27.253cm" svg:y="8.085cm" chart:style-name="ch2"/>
        <chart:plot-area chart:style-name="ch3" table:cell-range-address="Sheet1.A9:Sheet1.A40 Sheet1.C8:Sheet1.D40 Sheet1.F8:Sheet1.H40" chart:data-source-has-labels="row" svg:x="0.195cm" svg:y="-0.004cm" svg:width="26.872cm" svg:height="18.23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9:Sheet1.C40" chart:label-cell-address="Sheet1.C8:Sheet1.C8" chart:class="chart:scatter">
            <chart:domain table:cell-range-address="Sheet1.A9:Sheet1.A40"/>
            <chart:data-point chart:repeated="32"/>
          </chart:series>
          <chart:series chart:style-name="ch8" chart:values-cell-range-address="Sheet1.F9:Sheet1.F40" chart:label-cell-address="Sheet1.F8:Sheet1.F8" chart:class="chart:scatter">
            <chart:data-point chart:repeated="32"/>
          </chart:series>
          <chart:series chart:style-name="ch9" chart:values-cell-range-address="Sheet1.D9:Sheet1.D40" chart:label-cell-address="Sheet1.D8:Sheet1.D8" chart:class="chart:scatter">
            <chart:data-point chart:repeated="32"/>
          </chart:series>
          <chart:series chart:style-name="ch10" chart:values-cell-range-address="Sheet1.H9:Sheet1.H40" chart:label-cell-address="Sheet1.H8:Sheet1.H8" chart:class="chart:scatter">
            <chart:data-point chart:repeated="32"/>
          </chart:series>
          <chart:series chart:style-name="ch11" chart:values-cell-range-address="Sheet1.G9:Sheet1.G40" chart:label-cell-address="Sheet1.G8:Sheet1.G8" chart:class="chart:scatte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8:Sheet1.C8">nop10 – real HW</text:p>
              </table:table-cell>
              <table:table-cell office:value-type="string">
                <text:p text:id="Sheet1.F8:Sheet1.F8">nop10 – rev11643</text:p>
              </table:table-cell>
              <table:table-cell office:value-type="string">
                <text:p text:id="Sheet1.D8:Sheet1.D8">in a,(#98) – real HW</text:p>
              </table:table-cell>
              <table:table-cell office:value-type="string">
                <text:p text:id="Sheet1.H8:Sheet1.H8">in a,(#98) – new</text:p>
              </table:table-cell>
              <table:table-cell office:value-type="string">
                <text:p text:id="Sheet1.G8:Sheet1.G8">in a,(#98) – rev1164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9:Sheet1.A40">0</text:p>
              </table:table-cell>
              <table:table-cell office:value-type="float" office:value="204">
                <text:p text:id="Sheet1.C9:Sheet1.C40">204</text:p>
              </table:table-cell>
              <table:table-cell office:value-type="float" office:value="205">
                <text:p text:id="Sheet1.F9:Sheet1.F40">205</text:p>
              </table:table-cell>
              <table:table-cell office:value-type="float" office:value="1107">
                <text:p text:id="Sheet1.D9:Sheet1.D40">1107</text:p>
              </table:table-cell>
              <table:table-cell office:value-type="float" office:value="1107">
                <text:p text:id="Sheet1.H9:Sheet1.H40">1107</text:p>
              </table:table-cell>
              <table:table-cell office:value-type="float" office:value="1016">
                <text:p text:id="Sheet1.G9:Sheet1.G40">1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1107">
                <text:p>1107</text:p>
              </table:table-cell>
              <table:table-cell office:value-type="float" office:value="1.#NAN">
                <text:p>1.#NAN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1108">
                <text:p>1108</text:p>
              </table:table-cell>
              <table:table-cell office:value-type="float" office:value="1.#NAN">
                <text:p>1.#NAN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1107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25">
                <text:p>325</text:p>
              </table:table-cell>
              <table:table-cell office:value-type="float" office:value="328">
                <text:p>328</text:p>
              </table:table-cell>
              <table:table-cell office:value-type="float" office:value="1108">
                <text:p>1108</text:p>
              </table:table-cell>
              <table:table-cell office:value-type="float" office:value="1.#NAN">
                <text:p>1.#NAN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410">
                <text:p>410</text:p>
              </table:table-cell>
              <table:table-cell office:value-type="float" office:value="1108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514">
                <text:p>514</text:p>
              </table:table-cell>
              <table:table-cell office:value-type="float" office:value="512">
                <text:p>512</text:p>
              </table:table-cell>
              <table:table-cell office:value-type="float" office:value="1108">
                <text:p>1108</text:p>
              </table:table-cell>
              <table:table-cell office:value-type="float" office:value="1.#NAN">
                <text:p>1.#NAN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570">
                <text:p>570</text:p>
              </table:table-cell>
              <table:table-cell office:value-type="float" office:value="574">
                <text:p>574</text:p>
              </table:table-cell>
              <table:table-cell office:value-type="float" office:value="1107">
                <text:p>1107</text:p>
              </table:table-cell>
              <table:table-cell office:value-type="float" office:value="1.#NAN">
                <text:p>1.#NAN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16">
                <text:p>616</text:p>
              </table:table-cell>
              <table:table-cell office:value-type="float" office:value="614">
                <text:p>614</text:p>
              </table:table-cell>
              <table:table-cell office:value-type="float" office:value="1107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59">
                <text:p>659</text:p>
              </table:table-cell>
              <table:table-cell office:value-type="float" office:value="656">
                <text:p>656</text:p>
              </table:table-cell>
              <table:table-cell office:value-type="float" office:value="1108">
                <text:p>1108</text:p>
              </table:table-cell>
              <table:table-cell office:value-type="float" office:value="1.#NAN">
                <text:p>1.#NAN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08">
                <text:p>110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14">
                <text:p>11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720">
                <text:p>720</text:p>
              </table:table-cell>
              <table:table-cell office:value-type="float" office:value="716">
                <text:p>716</text:p>
              </table:table-cell>
              <table:table-cell office:value-type="float" office:value="1108">
                <text:p>1108</text:p>
              </table:table-cell>
              <table:table-cell office:value-type="float" office:value="1119">
                <text:p>1119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739">
                <text:p>739</text:p>
              </table:table-cell>
              <table:table-cell office:value-type="float" office:value="1.#NAN">
                <text:p>1.#NAN</text:p>
              </table:table-cell>
              <table:table-cell office:value-type="float" office:value="1108">
                <text:p>1108</text:p>
              </table:table-cell>
              <table:table-cell office:value-type="float" office:value="1125">
                <text:p>11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757">
                <text:p>757</text:p>
              </table:table-cell>
              <table:table-cell office:value-type="float" office:value="1.#NAN">
                <text:p>1.#NAN</text:p>
              </table:table-cell>
              <table:table-cell office:value-type="float" office:value="1109">
                <text:p>1109</text:p>
              </table:table-cell>
              <table:table-cell office:value-type="float" office:value="1129">
                <text:p>11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779">
                <text:p>779</text:p>
              </table:table-cell>
              <table:table-cell office:value-type="float" office:value="1.#NAN">
                <text:p>1.#NAN</text:p>
              </table:table-cell>
              <table:table-cell office:value-type="float" office:value="1110">
                <text:p>11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794">
                <text:p>794</text:p>
              </table:table-cell>
              <table:table-cell office:value-type="float" office:value="1.#NAN">
                <text:p>1.#NAN</text:p>
              </table:table-cell>
              <table:table-cell office:value-type="float" office:value="1119">
                <text:p>1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823">
                <text:p>823</text:p>
              </table:table-cell>
              <table:table-cell office:value-type="float" office:value="818">
                <text:p>818</text:p>
              </table:table-cell>
              <table:table-cell office:value-type="float" office:value="1124">
                <text:p>1124</text:p>
              </table:table-cell>
              <table:table-cell office:value-type="float" office:value="1146">
                <text:p>1146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858">
                <text:p>858</text:p>
              </table:table-cell>
              <table:table-cell office:value-type="float" office:value="1.#NAN">
                <text:p>1.#NAN</text:p>
              </table:table-cell>
              <table:table-cell office:value-type="float" office:value="1133">
                <text:p>11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884">
                <text:p>884</text:p>
              </table:table-cell>
              <table:table-cell office:value-type="float" office:value="1.#NAN">
                <text:p>1.#NAN</text:p>
              </table:table-cell>
              <table:table-cell office:value-type="float" office:value="1146">
                <text:p>1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926">
                <text:p>926</text:p>
              </table:table-cell>
              <table:table-cell office:value-type="float" office:value="921">
                <text:p>921</text:p>
              </table:table-cell>
              <table:table-cell office:value-type="float" office:value="1157">
                <text:p>1157</text:p>
              </table:table-cell>
              <table:table-cell office:value-type="float" office:value="1.#NAN">
                <text:p>1.#NAN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029">
                <text:p>1029</text:p>
              </table:table-cell>
              <table:table-cell office:value-type="float" office:value="1024">
                <text:p>1024</text:p>
              </table:table-cell>
              <table:table-cell office:value-type="float" office:value="1180">
                <text:p>1180</text:p>
              </table:table-cell>
              <table:table-cell office:value-type="float" office:value="1206">
                <text:p>1206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1082">
                <text:p>1082</text:p>
              </table:table-cell>
              <table:table-cell office:value-type="float" office:value="1085">
                <text:p>1085</text:p>
              </table:table-cell>
              <table:table-cell office:value-type="float" office:value="1205">
                <text:p>1205</text:p>
              </table:table-cell>
              <table:table-cell office:value-type="float" office:value="1.#NAN">
                <text:p>1.#NAN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1122">
                <text:p>1122</text:p>
              </table:table-cell>
              <table:table-cell office:value-type="float" office:value="1126">
                <text:p>1126</text:p>
              </table:table-cell>
              <table:table-cell office:value-type="float" office:value="1221">
                <text:p>1221</text:p>
              </table:table-cell>
              <table:table-cell office:value-type="float" office:value="1.#NAN">
                <text:p>1.#NAN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1173">
                <text:p>1173</text:p>
              </table:table-cell>
              <table:table-cell office:value-type="float" office:value="1167">
                <text:p>1167</text:p>
              </table:table-cell>
              <table:table-cell office:value-type="float" office:value="1226">
                <text:p>1226</text:p>
              </table:table-cell>
              <table:table-cell office:value-type="float" office:value="1.#NAN">
                <text:p>1.#NAN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1191">
                <text:p>1191</text:p>
              </table:table-cell>
              <table:table-cell office:value-type="float" office:value="1.#NAN">
                <text:p>1.#NAN</text:p>
              </table:table-cell>
              <table:table-cell office:value-type="float" office:value="1235">
                <text:p>12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1205">
                <text:p>1205</text:p>
              </table:table-cell>
              <table:table-cell office:value-type="float" office:value="1.#NAN">
                <text:p>1.#NAN</text:p>
              </table:table-cell>
              <table:table-cell office:value-type="float" office:value="1241">
                <text:p>1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1222">
                <text:p>1222</text:p>
              </table:table-cell>
              <table:table-cell office:value-type="float" office:value="1227">
                <text:p>1227</text:p>
              </table:table-cell>
              <table:table-cell office:value-type="float" office:value="1244">
                <text:p>1244</text:p>
              </table:table-cell>
              <table:table-cell office:value-type="float" office:value="1260">
                <text:p>1260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">
                <text:p>51</text:p>
              </table:table-cell>
              <table:table-cell office:value-type="float" office:value="1246">
                <text:p>1246</text:p>
              </table:table-cell>
              <table:table-cell office:value-type="float" office:value="1.#NAN">
                <text:p>1.#NAN</text:p>
              </table:table-cell>
              <table:table-cell office:value-type="float" office:value="1253">
                <text:p>1253</text:p>
              </table:table-cell>
              <table:table-cell office:value-type="float" office:value="1264">
                <text:p>12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1269">
                <text:p>1269</text:p>
              </table:table-cell>
              <table:table-cell office:value-type="float" office:value="1.#NAN">
                <text:p>1.#NAN</text:p>
              </table:table-cell>
              <table:table-cell office:value-type="float" office:value="1258">
                <text:p>1258</text:p>
              </table:table-cell>
              <table:table-cell office:value-type="float" office:value="1275">
                <text:p>12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1323">
                <text:p>1323</text:p>
              </table:table-cell>
              <table:table-cell office:value-type="float" office:value="1330">
                <text:p>1330</text:p>
              </table:table-cell>
              <table:table-cell office:value-type="float" office:value="1324">
                <text:p>1324</text:p>
              </table:table-cell>
              <table:table-cell office:value-type="float" office:value="1347">
                <text:p>134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">
                <text:p>60</text:p>
              </table:table-cell>
              <table:table-cell office:value-type="float" office:value="1431">
                <text:p>1431</text:p>
              </table:table-cell>
              <table:table-cell office:value-type="float" office:value="1432">
                <text:p>1432</text:p>
              </table:table-cell>
              <table:table-cell office:value-type="float" office:value="1423">
                <text:p>1423</text:p>
              </table:table-cell>
              <table:table-cell office:value-type="float" office:value="1439">
                <text:p>1439</text:p>
              </table:table-cell>
              <table:table-cell office:value-type="float" office:value="1439">
                <text:p>1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